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2.33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251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5"/>
          <table:table-cell table:number-columns-repeated="251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DRV8302DCA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595-SN65HVD232DR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926-LM73CIMK-0/NOPB</text:p>
          </table:table-cell>
          <table:table-cell office:value-type="string" calcext:value-type="string">
            <text:p>Temp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table:style-name="ce3" office:value-type="string" calcext:value-type="string">
            <text:p>Only on REV 4.5. Rev 4.6 uses an <text:s/>NTC ressitor.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NCP18XH103F03RB 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652-SDR0805-220ML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98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5-ABM3B-8.0-10-1UT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942-IRFS3006-7PPBF 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-Q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1-WSLP27261L000FEA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R54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1-PMEG6020ER-115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TPSB107K006R0400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963-UMK316BBJ106ML-T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GA9P3X7S2A156M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581-06035C104JAT2A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0-C0805C224K5</text:p>
          </table:table-cell>
          <table:table-cell office:value-type="string" calcext:value-type="string">
            <text:p>CAP 220n, 25V,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0-C1608X5R1C225M</text:p>
          </table:table-cell>
          <table:table-cell office:value-type="string" calcext:value-type="string">
            <text:p>CAP 2.2u, 16V, 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24,C10,C11,C12,C13,C14,C16,C17,C20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77-VJ0805V225MXJTBC</text:p>
          </table:table-cell>
          <table:table-cell office:value-type="string" calcext:value-type="string">
            <text:p>CAP 2.2u, 16V,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8,C2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?? ebay</text:p>
          </table:table-cell>
          <table:table-cell office:value-type="string" calcext:value-type="string">
            <text:p>Micro-JST 6PIN 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,P2,P3</text:p>
          </table:table-cell>
          <table:table-cell table:style-name="ce6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?? ebay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table:style-name="ce7" table:formula="of:=HYPERLINK(&quot;http://www.ebay.com/sch/i.html?_from=R40&amp;_trksid=p2050601.m570.l1313.TR0.TRC0.H0.Xjst+4+pin+2.0&amp;_nkw=jst+4+pin+2.0&amp;_sacat=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81-GRM39X472J50D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-C7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39X222J50D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, C3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85C2A150JA01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,C3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39C121J50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682KA01J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F51H223ZA01D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81-GRM18R71H153KA01J</text:p>
          </table:table-cell>
          <table:table-cell office:value-type="string" calcext:value-type="string">
            <text:p>CAP 15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1-GRM155R71C104KA88</text:p>
          </table:table-cell>
          <table:table-cell office:value-type="string" calcext:value-type="string">
            <text:p>CAP 100n, 16V, 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4R70F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8,R29,R34,R35,R42,R4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0F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,R38,R48-R51,R40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1F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,R5,R11,R12,R13,R22,R24,R27,R33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1F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2F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R7,R8,R9,R10,R20,R40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502F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802F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71-CRCW0603J-33K</text:p>
          </table:table-cell>
          <table:table-cell office:value-type="string" calcext:value-type="string">
            <text:p>R 33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,R23,R26,R30,R32,R36,R46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03F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3303F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1004F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660-RK73H1JTTD22R0F 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3, R104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6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PIN,1PIN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K1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5,P5,P6,P7,P9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***</text:p>
          </table:table-cell>
          <table:table-cell table:style-name="ce3" office:value-type="string" calcext:value-type="string">
            <text:p>Do not mount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9P0" style:volatile="true">
      <number:text>kr </number:text>
      <number:number number:decimal-places="0" number:min-integer-digits="1" number:grouping="true"/>
      <number:text> </number:text>
    </number:currency-style>
    <number:currency-style style:name="N109P1" style:volatile="true">
      <number:text>kr (</number:text>
      <number:number number:decimal-places="0" number:min-integer-digits="1" number:grouping="true"/>
      <number:text>)</number:text>
    </number:currency-style>
    <number:currency-style style:name="N109P2" style:volatile="true">
      <number:text>kr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kr </number:text>
      <number:number number:decimal-places="2" number:min-integer-digits="1" number:grouping="true"/>
      <number:text> </number:text>
    </number:currency-style>
    <number:currency-style style:name="N116P1" style:volatile="true">
      <number:text>kr (</number:text>
      <number:number number:decimal-places="2" number:min-integer-digits="1" number:grouping="true"/>
      <number:text>)</number:text>
    </number:currency-style>
    <number:currency-style style:name="N116P2" style:volatile="true">
      <number:text>kr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1T01:29:29.524567623</dc:date>
    <meta:editing-duration>P0D</meta:editing-duration>
    <meta:editing-cycles>1</meta:editing-cycles>
    <meta:document-statistic meta:table-count="1" meta:cell-count="216" meta:object-count="0"/>
    <meta:generator>LibreOffice/4.2.7.2$Linux_X86_64 LibreOffice_project/420m0$Build-2</meta:generator>
  </office:meta>
</office:document-meta>
</file>